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lackadder ITC" svg:font-family="'Blackadder ITC'" style:font-adornments="Italic" style:font-family-generic="decorative" style:font-pitch="variable"/>
    <style:font-face style:name="Colonna MT" svg:font-family="'Colonna MT'" style:font-adornments="Regular" style:font-family-generic="decorative" style:font-pitch="variable"/>
    <style:font-face style:name="Arial" svg:font-family="Arial" style:font-family-generic="roman" style:font-pitch="variable"/>
    <style:font-face style:name="Century Schoolbook" svg:font-family="'Century Schoolboo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4.897cm"/>
      <style:paragraph-properties style:writing-mode="lr-tb"/>
    </style:style>
    <style:style style:name="P1" style:family="paragraph">
      <style:text-properties style:font-name="Blackadder ITC" fo:font-size="66pt" fo:font-style="italic" fo:font-weight="bold" style:font-size-asian="18pt" style:font-size-complex="18pt"/>
    </style:style>
    <style:style style:name="P2" style:family="paragraph">
      <style:paragraph-properties fo:margin-left="0cm" fo:margin-right="0cm" fo:margin-top="0cm" fo:margin-bottom="0cm" fo:line-height="100%" fo:text-indent="0cm"/>
      <style:text-properties style:font-name="Blackadder ITC" fo:font-size="66pt" fo:font-style="italic" fo:font-weight="bold" style:font-size-asian="18pt" style:font-size-complex="18pt"/>
    </style:style>
    <style:style style:name="P3" style:family="paragraph">
      <loext:graphic-properties draw:fill="none"/>
      <style:text-properties style:font-name="Blackadder ITC" fo:font-size="66pt" fo:font-style="italic" fo:font-weight="bold" style:font-size-asian="18pt" style:font-size-complex="18pt"/>
    </style:style>
    <style:style style:name="T1" style:family="text">
      <style:text-properties style:font-name="Blackadder ITC" fo:font-size="66pt" fo:font-style="italic" fo:font-weight="bold"/>
    </style:style>
    <style:style style:name="T2" style:family="text">
      <style:text-properties style:font-name="Blackadder ITC" fo:font-size="66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22.19cm" svg:height="25.147cm" svg:x="0.606cm" svg:y="1.789cm">
          <draw:text-box>
            <text:p text:style-name="P1"><text:span text:style-name="T1">Kristine Skootsky 6/07 </text:span></text:p>
            <text:p text:style-name="P1"><text:span text:style-name="T1">Tony Hanley</text:span><text:span text:style-name="T1"><text:tab/></text:span><text:span text:style-name="T1"><text:tab/></text:span><text:span text:style-name="T1"><text:tab/></text:span><text:span text:style-name="T1"><text:tab/></text:span><text:span text:style-name="T1">6/13 </text:span></text:p>
            <text:p text:style-name="P1"><text:span text:style-name="T1">Doris Howard </text:span><text:span text:style-name="T1"><text:tab/></text:span><text:span text:style-name="T1"><text:tab/></text:span><text:span text:style-name="T1"><text:tab/></text:span><text:span text:style-name="T1">6/19 </text:span></text:p>
            <text:p text:style-name="P2"><text:span text:style-name="T2">Fred Wentker </text:span><text:span text:style-name="T2"><text:tab/></text:span><text:span text:style-name="T2"><text:tab/></text:span><text:span text:style-name="T2"><text:tab/></text:span><text:span text:style-name="T2">6/22</text:span></text:p>
            <text:p text:style-name="P2"><text:span text:style-name="T2">Yvonne Benedict </text:span><text:span text:style-name="T2"><text:tab/></text:span><text:span text:style-name="T2">6/24</text:span></text:p>
            <text:p text:style-name="P2"><text:span text:style-name="T2">Anne Morris </text:span><text:span text:style-name="T2"><text:tab/></text:span><text:span text:style-name="T2"><text:tab/></text:span><text:span text:style-name="T2"><text:tab/></text:span><text:span text:style-name="T2">6/27</text:span></text:p>
            <text:p text:style-name="P1"><text:span text:style-name="T1">Karl Leichum </text:span><text:span text:style-name="T1"><text:tab/></text:span><text:span text:style-name="T1"><text:tab/></text:span><text:span text:style-name="T1"><text:tab/></text:span><text:span text:style-name="T1">6/29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lackadder ITC" svg:font-family="'Blackadder ITC'" style:font-adornments="Italic" style:font-family-generic="decorative" style:font-pitch="variable"/>
    <style:font-face style:name="Colonna MT" svg:font-family="'Colonna MT'" style:font-adornments="Regular" style:font-family-generic="decorative" style:font-pitch="variable"/>
    <style:font-face style:name="Arial" svg:font-family="Arial" style:font-family-generic="roman" style:font-pitch="variable"/>
    <style:font-face style:name="Century Schoolbook" svg:font-family="'Century Schoolboo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2T11:28:07.919000000</meta:creation-date>
    <meta:print-date>2021-06-12T11:39:50.349000000</meta:print-date>
    <dc:date>2021-06-12T11:41:15.744000000</dc:date>
    <meta:editing-duration>PT2M57S</meta:editing-duration>
    <meta:editing-cycles>1</meta:editing-cycles>
    <meta:document-statistic meta:object-count="1"/>
    <meta:generator>LibreOffice/7.1.3.2$Windows_x86 LibreOffice_project/47f78053abe362b9384784d31a6e56f8511eb1c1</meta:generator>
  </office:meta>
</office:document-meta>
</file>